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640000004B0F8982FA6.png"/>
  <manifest:file-entry manifest:media-type="image/png" manifest:full-path="Pictures/100000000000060D00000051144D06CB.png"/>
  <manifest:file-entry manifest:media-type="image/png" manifest:full-path="Pictures/1000000000000640000004B063BF812E.png"/>
  <manifest:file-entry manifest:media-type="" manifest:full-path="Pictures/2000023800002305000012CD47F79D85.wmf"/>
  <manifest:file-entry manifest:media-type="image/png" manifest:full-path="Pictures/1000000000000640000004B0EC954AEF.png"/>
  <manifest:file-entry manifest:media-type="image/jpeg" manifest:full-path="Pictures/100000000000032000000258E080B12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auto-grow-height="true" fo:min-height="3.506cm"/>
    </style:style>
    <style:style style:name="pr2" style:family="presentation" style:parent-style-name="Blue-subtitle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2.572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notes">
      <style:graphic-properties draw:fill-color="#ffffff" fo:min-height="12.572cm"/>
    </style:style>
    <style:style style:name="co1" style:family="table-column">
      <style:table-column-properties style:column-width="6.317cm" style:use-optimal-column-width="false"/>
    </style:style>
    <style:style style:name="co2" style:family="table-column">
      <style:table-column-properties style:column-width="6.505cm" style:use-optimal-column-width="false"/>
    </style:style>
    <style:style style:name="co3" style:family="table-column">
      <style:table-column-properties style:column-width="6.129cm" style:use-optimal-column-width="false"/>
    </style:style>
    <style:style style:name="co4" style:family="table-column">
      <style:table-column-properties style:column-width="6.31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6cm"/>
    </style:style>
    <style:style style:name="ce1" style:family="table-cell">
      <style:graphic-properties draw:fill="solid" draw:fill-color="#ffffff" style:repeat="repeat"/>
    </style:style>
    <style:style style:name="ce2" style:family="table-cell">
      <style:graphic-properties draw:fill="solid" draw:fill-color="#ffffff"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draw:fill="solid" draw:fill-color="#ffffff" style:repeat="repeat"/>
      <style:paragraph-properties fo:text-align="end"/>
      <style:text-properties fo:font-weight="bold" style:font-weight-asian="bold" style:font-weight-complex="bold"/>
    </style:style>
    <style:style style:name="ce4" style:family="table-cell">
      <style:graphic-properties draw:fill="solid" draw:fill-color="#23ff23" style:repeat="repeat"/>
      <style:paragraph-properties fo:text-align="center"/>
    </style:style>
    <style:style style:name="ce5" style:family="table-cell">
      <style:graphic-properties draw:fill="solid" draw:fill-color="#ffffff" style:repeat="repeat"/>
      <style:paragraph-properties fo:text-align="center"/>
    </style:style>
    <style:style style:name="P1" style:family="paragraph">
      <style:text-properties fo:font-size="32pt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end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draw:frame presentation:style-name="pr1" draw:layer="layout" svg:width="25.199cm" svg:height="3.506cm" svg:x="1.301cm" svg:y="0cm" presentation:class="title">
          <draw:text-box>
            <text:p>Chapter 12<text:tab/>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Fibers, Threads, and Processes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Summary</text:p>
          </draw:text-box>
        </draw:frame>
        <draw:frame draw:style-name="standard" draw:layer="layout" svg:width="25.269cm" svg:height="7.25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2">Fibers</text:p>
              </table:table-cell>
              <table:table-cell>
                <text:p text:style-name="P2">Threads</text:p>
              </table:table-cell>
              <table:table-cell>
                <text:p text:style-name="P2">Processes</text:p>
              </table:table-cell>
            </table:table-row>
            <table:table-row table:style-name="ro1" table:default-cell-style-name="ce5">
              <table:table-cell table:style-name="ce3">
                <text:p text:style-name="P3">Cooperative</text:p>
              </table:table-cell>
              <table:table-cell table:style-name="ce4">
                <text:p text:style-name="P4">yes</text:p>
              </table:table-cell>
              <table:table-cell>
                <text:p text:style-name="P4">no</text:p>
              </table:table-cell>
              <table:table-cell>
                <text:p text:style-name="P4">no</text:p>
              </table:table-cell>
            </table:table-row>
            <table:table-row table:style-name="ro1" table:default-cell-style-name="ce4">
              <table:table-cell table:style-name="ce3">
                <text:p text:style-name="P3">Shared variables</text:p>
              </table:table-cell>
              <table:table-cell>
                <text:p text:style-name="P4">yes</text:p>
              </table:table-cell>
              <table:table-cell>
                <text:p text:style-name="P4">yes</text:p>
              </table:table-cell>
              <table:table-cell table:style-name="ce5">
                <text:p text:style-name="P4">no</text:p>
              </table:table-cell>
            </table:table-row>
            <table:table-row table:style-name="ro1" table:default-cell-style-name="ce4">
              <table:table-cell table:style-name="ce3">
                <text:p text:style-name="P3">Concurrent I/O</text:p>
              </table:table-cell>
              <table:table-cell table:style-name="ce5">
                <text:p text:style-name="P4">no</text:p>
              </table:table-cell>
              <table:table-cell>
                <text:p text:style-name="P4">yes</text:p>
              </table:table-cell>
              <table:table-cell>
                <text:p text:style-name="P4">yes</text:p>
              </table:table-cell>
            </table:table-row>
            <table:table-row table:style-name="ro2" table:default-cell-style-name="ce5">
              <table:table-cell table:style-name="ce3">
                <text:p text:style-name="P3">Concurrent ruby</text:p>
              </table:table-cell>
              <table:table-cell>
                <text:p text:style-name="P4">no</text:p>
              </table:table-cell>
              <table:table-cell>
                <text:p text:style-name="P4">no</text:p>
              </table:table-cell>
              <table:table-cell table:style-name="ce4">
                <text:p text:style-name="P4">yes</text:p>
              </table:table-cell>
            </table:table-row>
            <table:table-row table:style-name="ro2" table:default-cell-style-name="ce1">
              <table:table-cell table:style-name="ce3">
                <text:p text:style-name="P3"><text:span text:style-name="T1">Communication</text:span></text:p>
              </table:table-cell>
              <table:table-cell>
                <text:p>Return values and arguments with yield() and resume().</text:p>
              </table:table-cell>
              <table:table-cell>
                <text:p>Shared variables and Mutexes.</text:p>
              </table:table-cell>
              <table:table-cell>
                <text:p>File handles and sockets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text:enable-numbering="false"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text:enable-numbering="true"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text:enable-numbering="false"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text:enable-numbering="false"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text:enable-numbering="false"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text:enable-numbering="true"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text:enable-numbering="false"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text:enable-numbering="false"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text:enable-numbering="false"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text:enable-numbering="true"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text:enable-numbering="true"/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graphic-properties text:enable-numbering="true"/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graphic-properties text:enable-numbering="true"/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graphic-properties text:enable-numbering="true"/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graphic-properties text:enable-numbering="true"/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graphic-properties text:enable-numbering="true"/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graphic-properties text:enable-numbering="true"/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graphic-properties text:enable-numbering="true"/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text:enable-numbering="false"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text:enable-numbering="false"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text:enable-numbering="false"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text:enable-numbering="true"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text:enable-numbering="true"/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graphic-properties text:enable-numbering="true"/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graphic-properties text:enable-numbering="true"/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graphic-properties text:enable-numbering="true"/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graphic-properties text:enable-numbering="true"/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graphic-properties text:enable-numbering="true"/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graphic-properties text:enable-numbering="true"/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graphic-properties text:enable-numbering="true"/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text:enable-numbering="false"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text:enable-numbering="false"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text:enable-numbering="false"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text:enable-numbering="true"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text:enable-numbering="true"/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graphic-properties text:enable-numbering="true"/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graphic-properties text:enable-numbering="true"/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graphic-properties text:enable-numbering="true"/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graphic-properties text:enable-numbering="true"/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graphic-properties text:enable-numbering="true"/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graphic-properties text:enable-numbering="true"/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graphic-properties text:enable-numbering="true"/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text:enable-numbering="false"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text:enable-numbering="false"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text:enable-numbering="false"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text:enable-numbering="true"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text:enable-numbering="false"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text:enable-numbering="false"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Ubuntu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buntu-backgroundobjects" style:family="presentation">
      <style:graphic-properties draw:shadow="hidden" draw:shadow-offset-x="0.3cm" draw:shadow-offset-y="0.3cm" draw:shadow-color="#808080">
        <text:list-style style:name="Ubuntu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Ubuntu-notes" style:family="presentation">
      <style:graphic-properties draw:stroke="none" draw:fill="none">
        <text:list-style style:name="Ubuntu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Ubuntu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Ubuntu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buntu-outline2" style:family="presentation" style:parent-style-name="Ubuntu-outline1">
      <style:paragraph-properties fo:margin-left="2.063cm" fo:margin-right="0cm" fo:margin-top="0cm" fo:margin-bottom="0cm" fo:line-height="100%" fo:text-align="center" fo:text-indent="-0.792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3" style:family="presentation" style:parent-style-name="Ubuntu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4" style:family="presentation" style:parent-style-name="Ubuntu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5" style:family="presentation" style:parent-style-name="Ubuntu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6" style:family="presentation" style:parent-style-name="Ubuntu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7" style:family="presentation" style:parent-style-name="Ubuntu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8" style:family="presentation" style:parent-style-name="Ubuntu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9" style:family="presentation" style:parent-style-name="Ubuntu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subtitle" style:family="presentation">
      <style:graphic-properties draw:stroke="none" draw:fill="none" draw:textarea-vertical-align="middle">
        <text:list-style style:name="Ubuntu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Ubuntu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Ubuntu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52.7999992370606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7" style:family="drawing-page">
      <style:drawing-page-properties draw:background-size="border" draw:fill="none" draw:fill-color="#ccccff" draw:fill-image-width="1cm" draw:fill-image-height="1cm"/>
    </style:style>
    <style:style style:name="Mdp8" style:family="drawing-page">
      <style:drawing-page-properties draw:background-size="border" draw:fill="solid" draw:fill-color="#333366" draw:fill-image-width="1cm" draw:fill-image-height="1cm"/>
    </style:style>
    <style:style style:name="Mdp9" style:family="drawing-page">
      <style:drawing-page-properties draw:background-size="border" draw:fill="solid" draw:fill-color="#ffffff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Human-title">
      <style:graphic-properties draw:fill-color="#ffffff" draw:auto-grow-height="false" fo:min-height="3.507cm"/>
    </style:style>
    <style:style style:name="Mpr25" style:family="presentation" style:parent-style-name="Human-outline1">
      <style:graphic-properties draw:fill-color="#ffffff" draw:auto-grow-height="false" fo:min-height="13.86cm"/>
    </style:style>
    <style:style style:name="Mpr26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27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28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0" style:family="presentation" style:parent-style-name="oranssi-title">
      <style:graphic-properties draw:fill-color="#ffffff" draw:auto-grow-height="false" fo:min-height="3.507cm"/>
    </style:style>
    <style:style style:name="Mpr31" style:family="presentation" style:parent-style-name="oranssi-outline1">
      <style:graphic-properties draw:fill-color="#ffffff" draw:auto-grow-height="false" fo:min-height="13.86cm"/>
    </style:style>
    <style:style style:name="Mpr32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33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34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6">
      <draw:frame presentation:style-name="Mpr2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25" draw:text-style-name="MP5" draw:layer="backgroundobjects" svg:width="25.199cm" svg:height="13.859cm" svg:x="1.4cm" svg:y="4.914cm" presentation:class="outline">
        <draw:text-box>
          <text:list text:style-name="ML8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prs-novelty" style:page-layout-name="PM1" draw:style-name="Mdp7">
      <draw:frame draw:style-name="Mgr3" draw:text-style-name="MP18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  <style:master-page style:name="Human" style:page-layout-name="PM1" draw:style-name="Mdp6">
      <draw:frame presentation:style-name="Mpr2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25" draw:text-style-name="MP5" draw:layer="backgroundobjects" svg:width="25.199cm" svg:height="13.859cm" svg:x="1.4cm" svg:y="4.914cm" presentation:class="outline">
        <draw:text-box>
          <text:list text:style-name="ML8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6">
      <draw:frame presentation:style-name="Mpr2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25" draw:text-style-name="MP5" draw:layer="backgroundobjects" svg:width="25.199cm" svg:height="13.859cm" svg:x="1.4cm" svg:y="4.914cm" presentation:class="outline">
        <draw:text-box>
          <text:list text:style-name="ML8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6">
      <draw:frame presentation:style-name="Mpr2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25" draw:text-style-name="MP5" draw:layer="backgroundobjects" svg:width="25.199cm" svg:height="13.859cm" svg:x="1.4cm" svg:y="4.914cm" presentation:class="outline">
        <draw:text-box>
          <text:list text:style-name="ML8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prs-novelty" style:page-layout-name="PM1" draw:style-name="Mdp7">
      <draw:frame draw:style-name="Mgr3" draw:text-style-name="MP18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  <style:master-page style:name="oranssi" style:page-layout-name="PM1" draw:style-name="Mdp1">
      <draw:rect presentation:style-name="Mpr29" draw:text-style-name="MP18" draw:layer="backgroundobjects" svg:width="28cm" svg:height="10.5cm" svg:x="0cm" svg:y="0cm">
        <text:p/>
      </draw:rect>
      <draw:frame presentation:style-name="Mpr30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1" draw:layer="backgroundobjects" svg:width="25.199cm" svg:height="13.859cm" svg:x="1.4cm" svg:y="4.914cm" presentation:class="outline">
        <draw:text-box>
          <text:list text:style-name="ML9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3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2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33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33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34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34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prs-novelty" style:page-layout-name="PM1" draw:style-name="Mdp7">
      <draw:frame draw:style-name="Mgr3" draw:text-style-name="MP18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  <style:master-page style:name="prs-strategy" style:page-layout-name="PM1" draw:style-name="Mdp8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86cm" svg:x="3.023cm" svg:y="6.178cm" presentation:class="outline" presentation:placeholder="true">
        <draw:text-box/>
      </draw:frame>
      <draw:frame draw:style-name="Mgr3" draw:text-style-name="MP18" draw:layer="backgroundobjects" svg:width="5.47cm" svg:height="2.937cm" svg:x="22.048cm" svg:y="17.365cm">
        <draw:image xlink:href="Pictures/2000023800002305000012CD47F79D85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4.09cm" svg:height="9.67cm" svg:x="3.749cm" svg:y="2.683cm" presentation:class="page"/>
        <draw:frame presentation:style-name="prs-strategy-notes" draw:layer="backgroundobjects" svg:width="14.925cm" svg:height="10.733cm" svg:x="3.34cm" svg:y="13.292cm" presentation:class="notes" presentation:placeholder="true">
          <draw:text-box/>
        </draw:frame>
      </presentation:notes>
    </style:master-page>
    <style:master-page style:name="prs-strategy" style:page-layout-name="PM1" draw:style-name="Mdp8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86cm" svg:x="3.023cm" svg:y="6.178cm" presentation:class="outline" presentation:placeholder="true">
        <draw:text-box/>
      </draw:frame>
      <draw:frame draw:style-name="Mgr3" draw:text-style-name="MP18" draw:layer="backgroundobjects" svg:width="5.47cm" svg:height="2.937cm" svg:x="22.048cm" svg:y="17.365cm">
        <draw:image xlink:href="Pictures/2000023800002305000012CD47F79D85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4.09cm" svg:height="9.67cm" svg:x="3.749cm" svg:y="2.683cm" presentation:class="page"/>
        <draw:frame presentation:style-name="prs-strategy-notes" draw:layer="backgroundobjects" svg:width="14.925cm" svg:height="10.733cm" svg:x="3.34cm" svg:y="13.292cm" presentation:class="notes" presentation:placeholder="true">
          <draw:text-box/>
        </draw:frame>
      </presentation:notes>
    </style:master-page>
    <style:master-page style:name="Ubuntu" style:page-layout-name="PM1" draw:style-name="Mdp9">
      <draw:frame presentation:style-name="Ubuntu-outline1" draw:layer="backgroundobjects" svg:width="25.593cm" svg:height="13.86cm" svg:x="1.197cm" svg:y="11.455cm" presentation:class="outline" presentation:placeholder="true">
        <draw:text-box/>
      </draw:frame>
      <draw:frame presentation:style-name="Ubuntu-title" draw:layer="backgroundobjects" svg:width="26.058cm" svg:height="8.007cm" svg:x="0.951cm" svg:y="2.067cm" presentation:class="title" presentation:placeholder="true">
        <draw:text-box/>
      </draw:frame>
      <draw:g>
        <draw:frame draw:style-name="Mgr4" draw:text-style-name="MP18" draw:layer="backgroundobjects" svg:width="27.999cm" svg:height="1.463cm" svg:x="0.055cm" svg:y="19.51cm">
          <draw:image xlink:href="Pictures/100000000000060D00000051144D06CB.png" xlink:type="simple" xlink:show="embed" xlink:actuate="onLoad">
            <text:p/>
          </draw:image>
        </draw:frame>
        <draw:frame draw:style-name="Mgr4" draw:text-style-name="MP18" draw:layer="backgroundobjects" svg:width="27.999cm" svg:height="1.463cm" svg:x="-0.045cm" svg:y="19.51cm">
          <draw:image xlink:href="Pictures/100000000000060D00000051144D06CB.png" xlink:type="simple" xlink:show="embed" xlink:actuate="onLoad">
            <text:p/>
          </draw:image>
        </draw:frame>
      </draw:g>
      <presentation:notes style:page-layout-name="PM0">
        <draw:rect draw:style-name="Mgr5" draw:text-style-name="MP18" draw:layer="backgroundobjects" svg:width="21.59cm" svg:height="27.94cm" svg:x="0cm" svg:y="0cm">
          <text:p/>
        </draw:rect>
        <draw:page-thumbnail presentation:style-name="Ubuntu-title" draw:layer="backgroundobjects" svg:width="37.143cm" svg:height="38.171cm" svg:x="-37.143cm" svg:y="-36.045cm" presentation:class="page"/>
        <draw:frame presentation:style-name="Ubuntu-notes" draw:layer="backgroundobjects" svg:width="17.267cm" svg:height="12.57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paul </meta:initial-creator>
    <meta:creation-date>2011-08-21T20:09:07</meta:creation-date>
    <meta:editing-duration>PT2H17S</meta:editing-duration>
    <meta:editing-cycles>7</meta:editing-cycles>
    <dc:date>2011-08-21T22:08:38</dc:date>
    <dc:creator>paul </dc:creator>
    <meta:generator>LibreOffice/3.3$Unix LibreOffice_project/330m19$Build-301</meta:generator>
    <meta:document-statistic meta:object-count="217"/>
  </office:meta>
</office:document-meta>
</file>